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margin-top="0.318cm" fo:margin-bottom="0.318cm" loext:contextual-spacing="false" fo:orphans="2" fo:widows="2" fo:text-indent="0cm" style:auto-text-indent="false"/>
      <style:text-properties fo:font-variant="normal" fo:text-transform="none" fo:color="#2d3b45" style:font-name="LatoWeb" fo:font-size="12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lassifying Flowers using Transfer Learning in Keras</text:p>
      <text:p text:style-name="P1">1- Download a small flower dataset (http://download.tensorflow.org/example_images/flower_photos.tgz). This dataset has 5 classes (Daisy, Dandelion, Rese, Sunflower, and Tulip). Images for each class are stored in its own folder.</text:p>
      <text:p text:style-name="P1">2- The images have different dimensions. Resize all of them to 150x150.</text:p>
      <text:p text:style-name="P1">3- Split images to 75-25% for training and test. Make sure you have the same distribution of flower types between train and test datasets. </text:p>
      <text:p text:style-name="P1">4- Use a VGG16 model (pre-trained on ImageNet)</text:p>
      <text:p text:style-name="P1">5- Remove the top layers (fully connected layers)</text:p>
      <text:p text:style-name="P1">6- Add your own fully connected layers (one with 256 nodes using ‘relu’ activation and output layer with 5 nodes and ‘softmax’ activation)</text:p>
      <text:p text:style-name="P1">7- First, freeze all layers of VGG16, train (fine-tune) and evaluate the model. You need to pick the right hyper-parameters for your training (try with different ones)</text:p>
      <text:p text:style-name="P1">8- Second, unfreeze the last block of VGG16 (block5), re-train and evaluate the model</text:p>
      <text:p text:style-name="P1">9- Unfreeze all the layers and try again. </text:p>
      <text:p text:style-name="P1">10- Compare the accuracy you got in both cases . Which one is better and why?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oWeb" svg:font-family="LatoWeb, 'Helvetica Neue', Helvetica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09T13:47:38.725521080</meta:creation-date>
    <dc:date>2019-04-09T13:47:48.095360682</dc:date>
    <meta:editing-duration>PT11S</meta:editing-duration>
    <meta:editing-cycles>1</meta:editing-cycles>
    <meta:document-statistic meta:table-count="0" meta:image-count="0" meta:object-count="0" meta:page-count="1" meta:paragraph-count="11" meta:word-count="175" meta:character-count="1094" meta:non-whitespace-character-count="928"/>
    <meta:generator>LibreOffice/5.4.6.2$Linux_X86_64 LibreOffice_project/40m0$Build-2</meta:generator>
  </office:meta>
</office:document-meta>
</file>